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use-window-font-color="true" loext:opacity="0%" style:font-name="FreeSans" fo:font-size="28pt" fo:font-weight="bold" officeooo:rsid="0061a1d5" officeooo:paragraph-rsid="0061a1d5" style:font-size-asian="28pt" style:font-weight-asian="bold" style:font-size-complex="28pt" style:font-weight-complex="bold"/>
    </style:style>
    <style:style style:name="P2" style:family="paragraph" style:parent-style-name="Standard">
      <style:text-properties style:use-window-font-color="true" loext:opacity="0%" style:font-name="FreeSan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dbe3a9" loext:opacity="100%" style:font-name="FreeSans" fo:font-size="20pt" fo:language="fr" fo:country="FR" officeooo:rsid="0061a1d5" officeooo:paragraph-rsid="0061a1d5" style:font-size-asian="20pt" style:font-size-complex="20pt"/>
    </style:style>
    <style:style style:name="P4" style:family="paragraph" style:parent-style-name="Standard">
      <style:text-properties style:use-window-font-color="true" loext:opacity="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60c689" loext:opacity="100%" style:font-name="FreeSans" fo:font-size="18pt" fo:language="fr" fo:country="FR" fo:font-weight="bold" officeooo:rsid="00625e18" officeooo:paragraph-rsid="00625e18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33b5f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57acdc" loext:opacity="100%" style:font-name="FreeSans" fo:font-size="13pt" fo:language="fr" fo:country="FR" fo:font-style="normal" fo:font-weight="bold" officeooo:rsid="00625e18" officeooo:paragraph-rsid="00625e18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433b5f" style:font-size-asian="13pt" style:font-size-complex="13pt"/>
    </style:style>
    <style:style style:name="P9" style:family="paragraph" style:parent-style-name="Standard">
      <style:text-properties style:use-window-font-color="true" loext:opacity="0%" style:font-name="FreeSans" fo:font-size="13pt" fo:language="fr" fo:country="FR" officeooo:rsid="0064336a" officeooo:paragraph-rsid="0064336a" style:font-size-asian="13pt" style:font-size-complex="13pt"/>
    </style:style>
    <style:style style:name="P10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57acdc" loext:opacity="100%" style:font-name="FreeSans" fo:font-size="13pt" fo:language="fr" fo:country="FR" officeooo:paragraph-rsid="00433b5f" style:font-size-asian="13pt" style:font-size-complex="13pt"/>
    </style:style>
    <style:style style:name="P12" style:family="paragraph" style:parent-style-name="Standard">
      <style:text-properties fo:color="#ce93d8" loext:opacity="100%" style:font-name="FreeSans" fo:font-size="18pt" fo:language="fr" fo:country="FR" fo:font-weight="bold" officeooo:paragraph-rsid="002d7756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c6cd99" loext:opacity="100%" style:font-name="FreeSans" fo:font-size="20pt" fo:language="fr" fo:country="FR" fo:font-weight="bold" officeooo:rsid="002ce655" officeooo:paragraph-rsid="00433b5f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77fbe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77fbe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style:font-name="FreeSans" fo:font-size="13pt" fo:language="fr" fo:country="FR" officeooo:paragraph-rsid="00477fbe" style:font-size-asian="13pt" style:font-size-complex="13pt"/>
    </style:style>
    <style:style style:name="P17" style:family="paragraph" style:parent-style-name="Standard">
      <style:text-properties style:font-name="FreeSans" fo:font-size="13pt" fo:language="fr" fo:country="FR" officeooo:rsid="002eb666" officeooo:paragraph-rsid="00477fbe" style:font-size-asian="13pt" style:font-size-complex="13pt"/>
    </style:style>
    <style:style style:name="P18" style:family="paragraph" style:parent-style-name="Standard">
      <style:text-properties fo:color="#60c689" loext:opacity="100%" style:font-name="FreeSans" fo:font-size="18pt" fo:language="fr" fo:country="FR" fo:font-weight="bold" officeooo:rsid="002f3ef8" officeooo:paragraph-rsid="00477fbe" style:font-size-asian="18pt" style:font-weight-asian="bold" style:font-size-complex="18pt" style:font-weight-complex="bold"/>
    </style:style>
    <style:style style:name="P19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d7756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text-properties style:font-name="FreeSans" fo:font-size="13pt" fo:language="fr" fo:country="FR" officeooo:rsid="002eb666" officeooo:paragraph-rsid="002eb666" style:font-size-asian="13pt" style:font-size-complex="13pt"/>
    </style:style>
    <style:style style:name="P23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eb666" style:font-size-asian="18pt" style:font-weight-asian="bold" style:font-size-complex="18pt" style:font-weight-complex="bold"/>
    </style:style>
    <style:style style:name="P24" style:family="paragraph" style:parent-style-name="Standard">
      <style:text-properties style:font-name="FreeSans" fo:font-size="13pt" fo:language="fr" fo:country="FR" officeooo:paragraph-rsid="002eb666" style:font-size-asian="13pt" style:font-size-complex="13pt"/>
    </style:style>
    <style:style style:name="P25" style:family="paragraph" style:parent-style-name="Standard">
      <style:text-properties fo:color="#57acdc" loext:opacity="100%" style:font-name="FreeSans" fo:font-size="13pt" fo:language="fr" fo:country="FR" officeooo:paragraph-rsid="002eb666" style:font-size-asian="13pt" style:font-size-complex="13pt"/>
    </style:style>
    <style:style style:name="P26" style:family="paragraph" style:parent-style-name="Standard">
      <style:text-properties fo:color="#f48fb1" loext:opacity="100%" style:font-name="FreeSans" fo:font-size="24pt" fo:font-weight="bold" officeooo:paragraph-rsid="0037b81c" style:font-size-asian="24pt" style:font-weight-asian="bold" style:font-size-complex="24pt" style:font-weight-complex="bold"/>
    </style:style>
    <style:style style:name="P27" style:family="paragraph" style:parent-style-name="Standard">
      <style:text-properties fo:color="#f48fb1" loext:opacity="100%" style:font-name="FreeSans" fo:font-size="24pt" fo:font-weight="bold" officeooo:paragraph-rsid="002eb666" style:font-size-asian="24pt" style:font-weight-asian="bold" style:font-size-complex="24pt" style:font-weight-complex="bold"/>
    </style:style>
    <style:style style:name="P28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29" style:family="paragraph" style:parent-style-name="Standard">
      <style:text-properties fo:color="#f48fb1" loext:opacity="100%" style:font-name="FreeSans" fo:font-size="24pt" fo:language="fr" fo:country="FR" fo:font-weight="bold" officeooo:rsid="002ce655" officeooo:paragraph-rsid="002ce655" style:font-size-asian="24pt" style:font-weight-asian="bold" style:font-size-complex="24pt" style:font-weight-complex="bold"/>
    </style:style>
    <style:style style:name="P30" style:family="paragraph" style:parent-style-name="Standard">
      <style:text-properties style:font-name="FreeSans" fo:language="fr" fo:country="FR" officeooo:paragraph-rsid="0028b8cd"/>
    </style:style>
    <style:style style:name="P31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P32" style:family="paragraph" style:parent-style-name="Standard">
      <style:text-properties style:font-name="FreeSans" fo:font-size="13pt" fo:language="fr" fo:country="FR" fo:font-style="italic" officeooo:paragraph-rsid="0028b8cd" style:font-size-asian="13pt" style:font-style-asian="italic" style:font-size-complex="13pt" style:font-style-complex="italic"/>
    </style:style>
    <style:style style:name="P33" style:family="paragraph" style:parent-style-name="Standard">
      <style:text-properties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ce93d8" loext:opacity="100%"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e93d8" loext:opacity="100%" style:font-name="FreeSans" fo:font-size="15pt" fo:language="fr" fo:country="FR" fo:font-weight="bold" officeooo:paragraph-rsid="0028b8cd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FreeSans" fo:font-size="11pt" fo:language="fr" fo:country="FR" officeooo:paragraph-rsid="0028b8cd" style:font-size-asian="11pt" style:font-size-complex="11pt"/>
    </style:style>
    <style:style style:name="P37" style:family="paragraph" style:parent-style-name="Standard">
      <style:text-properties style:font-name="FreeSans" fo:font-size="13pt" fo:language="fr" fo:country="FR" fo:font-style="italic" style:text-underline-style="solid" style:text-underline-width="auto" style:text-underline-color="font-color" officeooo:paragraph-rsid="0028b8cd" style:font-size-asian="13pt" style:font-style-asian="italic" style:font-size-complex="13pt" style:font-style-complex="italic"/>
    </style:style>
    <style:style style:name="P38" style:family="paragraph" style:parent-style-name="Standard">
      <style:text-properties style:font-name="FreeSans" fo:font-size="13pt" fo:language="fr" fo:country="FR" fo:font-style="normal" officeooo:paragraph-rsid="0028b8cd" style:font-size-asian="13pt" style:font-style-asian="normal" style:font-size-complex="13pt" style:font-style-complex="normal"/>
    </style:style>
    <style:style style:name="P39" style:family="paragraph" style:parent-style-name="Standard">
      <style:text-properties style:font-name="FreeSans" fo:font-size="13pt" fo:language="fr" fo:country="FR" fo:font-style="normal" style:text-underline-style="solid" style:text-underline-width="auto" style:text-underline-color="font-color" officeooo:paragraph-rsid="0028b8cd" style:font-size-asian="13pt" style:font-style-asian="normal" style:font-size-complex="13pt" style:font-style-complex="normal"/>
    </style:style>
    <style:style style:name="P40" style:family="paragraph" style:parent-style-name="Standard">
      <style:text-properties style:font-name="FreeSans" fo:font-size="13pt" fo:language="fr" fo:country="FR" fo:font-style="normal" fo:font-weight="bold" officeooo:paragraph-rsid="0028b8cd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text-properties fo:color="#9fa8da" loext:opacity="100%" style:font-name="FreeSans" fo:font-size="13pt" fo:language="fr" fo:country="FR" fo:font-weight="bold" officeooo:paragraph-rsid="0028b8cd" style:font-size-asian="13pt" style:font-weight-asian="bold" style:font-size-complex="13pt" style:font-weight-complex="bold"/>
    </style:style>
    <style:style style:name="P42" style:family="paragraph" style:parent-style-name="Standard">
      <style:text-properties style:font-name="FreeSans" fo:font-size="12pt" fo:language="fr" fo:country="FR" fo:font-style="normal" officeooo:paragraph-rsid="0028b8cd" style:font-size-asian="12pt" style:font-style-asian="normal" style:font-size-complex="12pt" style:font-style-complex="normal"/>
    </style:style>
    <style:style style:name="P43" style:family="paragraph" style:parent-style-name="Standard">
      <style:text-properties style:font-name="FreeSans" fo:font-size="13pt" fo:language="fr" fo:country="FR" style:text-underline-style="solid" style:text-underline-width="auto" style:text-underline-color="font-color" officeooo:paragraph-rsid="0028b8cd" style:font-size-asian="13pt" style:font-size-complex="13pt"/>
    </style:style>
    <style:style style:name="P44" style:family="paragraph" style:parent-style-name="Standard">
      <style:text-properties fo:color="#ffe082" loext:opacity="100%" style:font-name="FreeSans" fo:font-size="13pt" fo:language="fr" fo:country="FR" fo:font-style="italic" officeooo:rsid="0017333c" officeooo:paragraph-rsid="0028b8cd" style:font-size-asian="13pt" style:font-style-asian="italic" style:font-size-complex="13pt" style:font-style-complex="italic"/>
    </style:style>
    <style:style style:name="P45" style:family="paragraph" style:parent-style-name="Standard">
      <style:text-properties style:font-name="FreeSans" fo:font-size="13pt" fo:language="fr" fo:country="FR" officeooo:rsid="002660a5" officeooo:paragraph-rsid="0028b8cd" style:font-size-asian="13pt" style:font-size-complex="13pt"/>
    </style:style>
    <style:style style:name="T1" style:family="text">
      <style:text-properties fo:font-weight="bold" officeooo:rsid="00433b5f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b2437"/>
    </style:style>
    <style:style style:name="T4" style:family="text">
      <style:text-properties officeooo:rsid="0037b81c"/>
    </style:style>
    <style:style style:name="T5" style:family="text">
      <style:text-properties fo:font-style="italic" fo:font-weight="bold" officeooo:rsid="002eb66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82099" style:font-style-asian="italic" style:font-weight-asian="bold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33b5f"/>
    </style:style>
    <style:style style:name="T9" style:family="text">
      <style:text-properties officeooo:rsid="00468869"/>
    </style:style>
    <style:style style:name="T10" style:family="text">
      <style:text-properties fo:color="#57acdc" loext:opacity="100%" fo:font-style="italic" fo:font-weight="bold" officeooo:rsid="002eb666" style:font-style-asian="italic" style:font-weight-asian="bold" style:font-style-complex="italic" style:font-weight-complex="bold"/>
    </style:style>
    <style:style style:name="T11" style:family="text">
      <style:text-properties fo:color="#57acdc" loext:opacity="100%" fo:font-style="italic" fo:font-weight="bold" officeooo:rsid="0035c134" style:font-style-asian="italic" style:font-weight-asian="bold" style:font-style-complex="italic" style:font-weight-complex="bold"/>
    </style:style>
    <style:style style:name="T12" style:family="text">
      <style:text-properties fo:color="#57acdc" loext:opacity="100%" fo:font-style="italic" fo:font-weight="bold" officeooo:rsid="00310347" style:font-style-asian="italic" style:font-weight-asian="bold" style:font-style-complex="italic" style:font-weight-complex="bold"/>
    </style:style>
    <style:style style:name="T13" style:family="text">
      <style:text-properties fo:color="#57acdc" loext:opacity="100%" officeooo:rsid="002eb666"/>
    </style:style>
    <style:style style:name="T14" style:family="text">
      <style:text-properties fo:color="#57acdc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57acdc" loext:opacity="100%" fo:font-style="italic" fo:font-weight="bold" officeooo:rsid="00329d9e" style:font-style-asian="italic" style:font-weight-asian="bold" style:font-style-complex="italic" style:font-weight-complex="bold"/>
    </style:style>
    <style:style style:name="T16" style:family="text">
      <style:text-properties style:text-underline-style="solid" style:text-underline-width="auto" style:text-underline-color="font-color" officeooo:rsid="003cffe2"/>
    </style:style>
    <style:style style:name="T17" style:family="text">
      <style:text-properties fo:color="#57acdc" loext:opacity="100%" fo:font-style="italic" fo:font-weight="bold" officeooo:rsid="005eb627" style:font-style-asian="italic" style:font-weight-asian="bold" style:font-style-complex="italic" style:font-weight-complex="bold"/>
    </style:style>
    <style:style style:name="T18" style:family="text">
      <style:text-properties fo:color="#57acdc" loext:opacity="100%" fo:font-style="italic" fo:font-weight="bold" officeooo:rsid="0055b67f" style:font-style-asian="italic" style:font-weight-asian="bold" style:font-style-complex="italic" style:font-weight-complex="bold"/>
    </style:style>
    <style:style style:name="T19" style:family="text">
      <style:text-properties fo:color="#57acdc" loext:opacity="100%" fo:font-style="italic" fo:font-weight="bold" officeooo:rsid="003e8e13" style:font-style-asian="italic" style:font-weight-asian="bold" style:font-style-complex="italic" style:font-weight-complex="bold"/>
    </style:style>
    <style:style style:name="T20" style:family="text">
      <style:text-properties style:text-underline-style="solid" style:text-underline-width="auto" style:text-underline-color="font-color" officeooo:rsid="003b2057"/>
    </style:style>
    <style:style style:name="T21" style:family="text">
      <style:text-properties style:text-underline-style="solid" style:text-underline-width="auto" style:text-underline-color="font-color" officeooo:rsid="003c24f3"/>
    </style:style>
    <style:style style:name="T22" style:family="text">
      <style:text-properties style:text-underline-style="solid" style:text-underline-width="auto" style:text-underline-color="font-color" officeooo:rsid="002f3ef8"/>
    </style:style>
    <style:style style:name="T23" style:family="text">
      <style:text-properties fo:color="#38b764" loext:opacity="100%" fo:font-style="italic" fo:font-weight="bold" officeooo:rsid="002f3ef8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eb627" style:font-style-asian="italic" style:font-weight-asian="bold" style:font-style-complex="italic" style:font-weight-complex="bold"/>
    </style:style>
    <style:style style:name="T25" style:family="text">
      <style:text-properties fo:color="#a5d6a7" loext:opacity="100%"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9fa8da" loext:opacity="100%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ffcc80" loext:opacity="100%" fo:font-weight="bold" style:font-weight-asian="bold" style:font-weight-complex="bold"/>
    </style:style>
    <style:style style:name="T30" style:family="text">
      <style:text-properties fo:color="#f06292" loext:opacity="100%" fo:font-weight="bold" style:font-weight-asian="bold" style:font-weight-complex="bold"/>
    </style:style>
    <style:style style:name="T31" style:family="text">
      <style:text-properties officeooo:rsid="0015df7c"/>
    </style:style>
    <style:style style:name="T32" style:family="text">
      <style:text-properties fo:color="#ffcc80" loext:opacity="100%" fo:font-weight="bold" officeooo:rsid="0015df7c" style:font-weight-asian="bold" style:font-weight-complex="bold"/>
    </style:style>
    <style:style style:name="T33" style:family="text">
      <style:text-properties fo:color="#9fa8da" loext:opacity="100%" fo:font-weight="bold" officeooo:rsid="0015df7c" style:font-weight-asian="bold" style:font-weight-complex="bold"/>
    </style:style>
    <style:style style:name="T34" style:family="text">
      <style:text-properties fo:color="#a5d6a7" loext:opacity="100%" fo:font-style="italic" style:font-style-asian="italic" style:font-style-complex="italic"/>
    </style:style>
    <style:style style:name="T35" style:family="text">
      <style:text-properties officeooo:rsid="001aa6c9"/>
    </style:style>
    <style:style style:name="T36" style:family="text">
      <style:text-properties fo:color="#ff7043" loext:opacity="100%" fo:font-weight="bold" style:font-weight-asian="bold" style:font-weight-complex="bold"/>
    </style:style>
    <style:style style:name="T37" style:family="text">
      <style:text-properties fo:color="#ff7043" loext:opacity="100%"/>
    </style:style>
    <style:style style:name="T38" style:family="text">
      <style:text-properties officeooo:rsid="00163911"/>
    </style:style>
    <style:style style:name="T39" style:family="text">
      <style:text-properties fo:color="#c5e1a5" loext:opacity="100%" fo:font-weight="bold" style:font-weight-asian="bold" style:font-weight-complex="bold"/>
    </style:style>
    <style:style style:name="T40" style:family="text">
      <style:text-properties fo:color="#90caf9" loext:opacity="100%" fo:font-weight="bold" style:font-weight-asian="bold" style:font-weight-complex="bold"/>
    </style:style>
    <style:style style:name="T41" style:family="text">
      <style:text-properties fo:color="#ff7043" loext:opacity="100%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ff7043" loext:opacity="100%" style:text-underline-style="solid" style:text-underline-width="auto" style:text-underline-color="font-color" fo:font-weight="bold" officeooo:rsid="00163911" style:font-weight-asian="bold" style:font-weight-complex="bold"/>
    </style:style>
    <style:style style:name="T43" style:family="text">
      <style:text-properties fo:color="#a5d6a7" loext:opacity="100%" fo:font-weight="bold" fo:background-color="transparent" loext:char-shading-value="0" style:font-weight-asian="bold" style:font-weight-complex="bold"/>
    </style:style>
    <style:style style:name="T44" style:family="text">
      <style:text-properties fo:color="#9fa8da" loext:opacity="100%"/>
    </style:style>
    <style:style style:name="T45" style:family="text">
      <style:text-properties style:text-position="super 58%" officeooo:rsid="00163911"/>
    </style:style>
    <style:style style:name="T46" style:family="text">
      <style:text-properties fo:color="#ffcc80" loext:opacity="100%" fo:font-weight="bold" officeooo:rsid="00163911" style:font-weight-asian="bold" style:font-weight-complex="bold"/>
    </style:style>
    <style:style style:name="T47" style:family="text">
      <style:text-properties fo:color="#c5cae9" loext:opacity="100%" fo:font-weight="bold" style:font-weight-asian="bold" style:font-weight-complex="bold"/>
    </style:style>
    <style:style style:name="T48" style:family="text">
      <style:text-properties style:text-underline-style="none"/>
    </style:style>
    <style:style style:name="T49" style:family="text">
      <style:text-properties officeooo:rsid="0017333c"/>
    </style:style>
    <style:style style:name="T50" style:family="text">
      <style:text-properties fo:color="#9fa8da" loext:opacity="100%" fo:font-weight="bold" officeooo:rsid="0017333c" style:font-weight-asian="bold" style:font-weight-complex="bold"/>
    </style:style>
    <style:style style:name="T51" style:family="text">
      <style:text-properties fo:color="#a5d6a7" loext:opacity="100%" fo:font-weight="bold" officeooo:rsid="0017333c" style:font-weight-asian="bold" style:font-weight-complex="bold"/>
    </style:style>
    <style:style style:name="T52" style:family="text">
      <style:text-properties fo:color="#ffcc80" loext:opacity="100%" fo:font-weight="bold" officeooo:rsid="0017333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</text:p>
      <text:p text:style-name="P2"/>
      <text:p text:style-name="P3"><text:span text:style-name="T1">I</text:span><text:span text:style-name="T2">nformations</text:span></text:p>
      <text:p text:style-name="P4"/>
      <text:p text:style-name="P5">Informations Generales</text:p>
      <text:p text:style-name="P6"/>
      <text:p text:style-name="P7">5 semaines (Mai et Juin)</text:p>
      <text:p text:style-name="P8"/>
      <text:p text:style-name="P9">finlande change </text:p>
      <text:p text:style-name="P9">helsinki change dates canada full + add helsinki days mars-mai</text:p>
      <text:p text:style-name="P8"/>
      <text:p text:style-name="P10"><text:span text:style-name="T3">TC3 - </text:span><text:span text:style-name="T4">Cybersecuritee des services</text:span></text:p>
      <text:p text:style-name="P11"><text:span text:style-name="T5"/></text:p>
      <text:p text:style-name="P11"><text:span text:style-name="T5">Epreuve E</text:span><text:span text:style-name="T6">6</text:span><text:span text:style-name="T5"> (coef. 4) </text:span></text:p>
      <text:p text:style-name="P8"><text:span text:style-name="T7">Epreuve ecrite de 4h ;</text:span> ..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urs <text:span text:style-name="T8">Generaux (coef. </text:span><text:span text:style-name="T9">14</text:span><text:span text:style-name="T8">)</text:span></text:p>
      <text:p text:style-name="P12"/>
      <text:p text:style-name="P14">EDM (Economique Droit et Management)</text:p>
      <text:p text:style-name="P15"/>
      <text:p text:style-name="P16"><text:span text:style-name="T10">Epreuve </text:span><text:span text:style-name="T11">E</text:span><text:span text:style-name="T10">3 (coef. 4) </text:span></text:p>
      <text:p text:style-name="P17"><text:span text:style-name="T7">Epreuve ecrite de 4h ;</text:span> repondre a un cas donne d’un point de vue economique ainsi que juridique, puis veille juridique.</text:p>
      <text:p text:style-name="P12"/>
      <text:p text:style-name="P14">Mathematiques Informatiques</text:p>
      <text:p text:style-name="P16"><text:span text:style-name="T12"/></text:p>
      <text:p text:style-name="P16"><text:soft-page-break/><text:span text:style-name="T10">Epreuve E2 (coef. 2)</text:span><text:span text:style-name="T13"> </text:span></text:p>
      <text:p text:style-name="P17"><text:span text:style-name="T7">Epreuve ecrite de 2h ;</text:span> en moyenne 4 exercices</text:p>
      <text:p text:style-name="P17"/>
      <text:p text:style-name="P17"><text:span text:style-name="T14">Sous Epreuve </text:span><text:span text:style-name="T15">E2 </text:span><text:span text:style-name="T14">(coef. 1)</text:span></text:p>
      <text:p text:style-name="P17"><text:span text:style-name="T7">CCF </text:span><text:span text:style-name="T16">(pdt l’annee)</text:span><text:span text:style-name="T7"> d’algorithmie ;</text:span> ...</text:p>
      <text:p text:style-name="P17"/>
      <text:p text:style-name="P18">Parcours Certification</text:p>
      <text:p text:style-name="P15"/>
      <text:p text:style-name="P16"><text:span text:style-name="T17">E</text:span><text:span text:style-name="T10">preuve </text:span><text:span text:style-name="T18">EF3</text:span><text:span text:style-name="T10"> (coef. 3</text:span><text:span text:style-name="T19">?</text:span><text:span text:style-name="T10">) </text:span></text:p>
      <text:p text:style-name="P17"><text:span text:style-name="T7">Epreuve </text:span><text:span text:style-name="T20">CCF </text:span><text:span text:style-name="T16">(pdt l’annee) </text:span><text:span text:style-name="T21">oral</text:span><text:span text:style-name="T22"> de 20min</text:span><text:span text:style-name="T7"> ;</text:span> ...</text:p>
      <text:p text:style-name="P12"/>
      <text:p text:style-name="P19">CGE (Culture Generale et Expression)</text:p>
      <text:p text:style-name="P20"/>
      <text:p text:style-name="P21">Epreuve E1 (coef. 2) </text:p>
      <text:p text:style-name="P22"><text:span text:style-name="T7">Epreuve ecrite de 4h ;</text:span> redaction d’une synthese ainsi qu’une ecriture d’invention.</text:p>
      <text:p text:style-name="P12"/>
      <text:p text:style-name="P23">Anglais</text:p>
      <text:p text:style-name="P24"><text:span text:style-name="T23"/></text:p>
      <text:p text:style-name="P25"><text:span text:style-name="T24">E</text:span><text:span text:style-name="T5">preuve E1 (coef. 2)</text:span></text:p>
      <text:p text:style-name="P22"><text:span text:style-name="T7">Epreuve ecrite en 2 etapes ;</text:span> lecture de document puis resume en Francais (300 mots). Reponse par email/lettre a un cas precis.</text:p>
      <text:p text:style-name="P22"/>
      <text:p text:style-name="P22"><text:span text:style-name="T7">Epreuve oral en 2 etapes ;</text:span> comprehension et resume en francais d’une video. Explication/discussion a l’oral avec l’evaluateur.</text:p>
      <text:p text:style-name="P22"/>
      <text:p text:style-name="P26"/>
      <text:p text:style-name="P22"/>
      <text:p text:style-name="P22"/>
      <text:p text:style-name="P22"/>
      <text:p text:style-name="P22"/>
      <text:p text:style-name="P27"/>
      <text:p text:style-name="P28"/>
      <text:p text:style-name="P29">Dates Importantes</text:p>
      <text:p text:style-name="P28"/>
      <text:p text:style-name="P28"><text:soft-page-break/></text:p>
      <text:p text:style-name="P28"/>
      <text:p text:style-name="P28"/>
      <text:p text:style-name="P29">Cours suivis</text:p>
      <text:p text:style-name="P30"/>
      <text:p text:style-name="P31">La <text:span text:style-name="T25">succession des espèces </text:span><text:span text:style-name="T26">au fil des temps géologiques</text:span> est contrainte par l’<text:span text:style-name="T25">évolution des populations qui les composent</text:span>. Ces dernières sont soumises aux contraintes d’un <text:span text:style-name="T27">environnement changeant</text:span> et de <text:span text:style-name="T27">paramètres génétiques en constante mutation</text:span>.</text:p>
      <text:p text:style-name="P31"/>
      <text:p text:style-name="P31"><text:span text:style-name="T7">Problématique :</text:span> <text:span text:style-name="T28">Comment peut-on modéliser l’évolution des populations naturelles ?</text:span></text:p>
      <text:p text:style-name="P32">Comment définir une espèce et décrire son évolution ?</text:p>
      <text:p text:style-name="P30"/>
      <text:p text:style-name="P33"/>
      <text:p text:style-name="P33"/>
      <text:p text:style-name="P34">I. Modélisation mathématique de l’évolution des espèces</text:p>
      <text:p text:style-name="P31"/>
      <text:p text:style-name="P31">A la suite des travaux de Darwin, d’autres scientifiques ont cherché à décrire l’évolution des populations à l’aide d’équations. <text:span text:style-name="T29">Godfrey Harold Hardy</text:span> et <text:span text:style-name="T29">Wilhelm Weinberg</text:span> décrivent le <text:span text:style-name="T27">principe mathématique de l’évolution génétique des populations</text:span> (<text:span text:style-name="T28">théoriques</text:span>) connu sous le nom de <text:span text:style-name="T30">loi de Hardy-Weinberg</text:span> <text:span text:style-name="T31">qui montre une stabilité appelée </text:span><text:span text:style-name="T32">équilibre de Hardy-Weinberg</text:span><text:span text:style-name="T31">.</text:span></text:p>
      <text:p text:style-name="P30"/>
      <text:p text:style-name="P35">1) La loi de Hardy-Weinberg</text:p>
      <text:p text:style-name="P31">Le modèle s’applique <text:span text:style-name="T31">sur</text:span> des <text:span text:style-name="T29">populations d’eucaryotes à reproduction sexuée</text:span>: <text:span text:style-name="T27">- </text:span><text:span text:style-name="T33">t</text:span><text:span text:style-name="T27">aille de population infinie</text:span></text:p>
      <text:p text:style-name="P31"><text:span text:style-name="T27">- absence de migration,</text:span><text:span text:style-name="T33"> </text:span><text:span text:style-name="T27">de mutation, de sélection</text:span></text:p>
      <text:p text:style-name="P31"><text:span text:style-name="T27">- panmixie</text:span> (<text:span text:style-name="T34">reproduction au hasard sans sélection sexuelle</text:span>)</text:p>
      <text:p text:style-name="P31"/>
      <text:p text:style-name="P31">Sous ces conditions, il énonce que : </text:p>
      <text:p text:style-name="P31">- La <text:span text:style-name="T29">fréquence des allèles reste stable</text:span> d’une génération à l’autre.</text:p>
      <text:p text:style-name="P31">- La<text:span text:style-name="T29"> fréquence des génotypes</text:span> se <text:span text:style-name="T29">déduit directement de celle des phénotypes</text:span> observés et <text:span text:style-name="T29">demeure constante</text:span>.</text:p>
      <text:p text:style-name="P31"/>
      <text:p text:style-name="P36"><text:soft-page-break/></text:p>
      <text:p text:style-name="P37">Ex : Pour un gène existant sous 2 allèles A et B</text:p>
      <text:p text:style-name="P38">On établit que <text:span text:style-name="T2">f(A) = p et f(B) = q</text:span> et comme pour ce gène il n’y a que 2 allèles, </text:p>
      <text:p text:style-name="P38"><text:span text:style-name="T2">f(A) + f(B) = 1 donc p + q = 1</text:span>.</text:p>
      <text:p text:style-name="P38"/>
      <text:p text:style-name="P39">En y rajoutant la fréquence des allèles <text:span text:style-name="T35">l</text:span>e tableau de croisement des gamètes portant les allèles de ce gène est le suivant : </text:p>
      <text:p text:style-name="P39"/>
      <text:p text:style-name="P38"><text:span text:style-name="T35">L</text:span>es fréquences des allèles chez les différents zygotes (<text:span text:style-name="T28">descendants</text:span>) possibles sont : </text:p>
      <text:p text:style-name="P38">- <text:span text:style-name="T2">f(A) = f(A // A) + ½ f(A // B) = p² + ½ (2pq) = </text:span><text:span text:style-name="T36">p² + pq</text:span></text:p>
      <text:p text:style-name="P38">- <text:span text:style-name="T2">f(B) = f(B // B) + ½ f(A // B) = q² + ½ (2pq) = </text:span><text:span text:style-name="T36">q² + pq</text:span></text:p>
      <text:p text:style-name="P38"/>
      <text:p text:style-name="P38">Sachant que f<text:span text:style-name="T2">(A) + f(B) = 1</text:span>, donc <text:span text:style-name="T2">p + q = 1 =&gt; q = 1 - p et p = 1 – q</text:span>. </text:p>
      <text:p text:style-name="P40">f(A) = p² + pq = p² + p(1 - p) = <text:span text:style-name="T37">p² + p - p² = p</text:span></text:p>
      <text:p text:style-name="P40">f(B) = q² + pq = q² + q(1 - q) = <text:span text:style-name="T37">q² + q - q² = q</text:span></text:p>
      <text:p text:style-name="P38"/>
      <text:p text:style-name="P38">On en conclue donc que <text:span text:style-name="T29">les fréquences des allèles A et B chez les descendants</text:span> <text:span text:style-name="T27">sont identiques à celles chez les parents</text:span>. Cette population est <text:span text:style-name="T25">à l’équilibre de Hardy-Weinberg</text:span>.</text:p>
      <text:p text:style-name="P31"/>
      <text:p text:style-name="P31"/>
      <text:p text:style-name="P35">2) La théorie et la réalité</text:p>
      <text:p text:style-name="P31">Dans la nature, <text:span text:style-name="T29">trois forces évolutives majeures</text:span> s’appliquent aux espèces : </text:p>
      <text:p text:style-name="P41">- les mutations <text:span text:style-name="T38">et</text:span> la sélection naturelle</text:p>
      <text:p text:style-name="P41">- la dérive génétique</text:p>
      <text:p text:style-name="P41">- la sélection sexuelle</text:p>
      <text:p text:style-name="P31"/>
      <text:p text:style-name="P31">Ainsi, <text:span text:style-name="T29">l’équilibre de Hardy-Weinberg</text:span> n’est <text:span text:style-name="T39">quasiment jamais atteint</text:span> en pratique ce qui <text:span text:style-name="T40">valide l’existence de l’évolution des espèces</text:span>.</text:p>
      <text:p text:style-name="P30"/>
      <text:p text:style-name="P30"/>
      <text:p text:style-name="P30"/>
      <text:p text:style-name="P34">II. L’évolution des populations au cours du temps</text:p>
      <text:p text:style-name="P31"><text:span text:style-name="T41">Evolution :</text:span> <text:span text:style-name="T25">ensemble des mécanismes</text:span> par lesquels les <text:span text:style-name="T27">populations varient</text:span>, les <text:span text:style-name="T27">espèces naissent</text:span>, se <text:span text:style-name="T27">transforment</text:span> et <text:span text:style-name="T27">disparaissent</text:span>.</text:p>
      <text:p text:style-name="P31"><text:span text:style-name="T42">P</text:span><text:span text:style-name="T41">opulation :</text:span><text:span text:style-name="T36"> </text:span>un <text:span text:style-name="T27">ensemble d’individus</text:span> d’une <text:span text:style-name="T27">même espèce</text:span> qui n’ont <text:span text:style-name="T43">pas les mêmes combinaisons alléliques</text:span>.</text:p>
      <text:p text:style-name="P31"><text:span text:style-name="T42">S</text:span><text:span text:style-name="T41">élection naturelle :</text:span> <text:span text:style-name="T44">l’</text:span><text:span text:style-name="T27">évolution</text:span> de la <text:span text:style-name="T25">fréquence des allèles</text:span> donnant un <text:span text:style-name="T27">avantage (ou désavantage) sélectif</text:span>.</text:p>
      <text:p text:style-name="P30"/>
      <text:p text:style-name="P35"><text:soft-page-break/>1) La sélection naturelle</text:p>
      <text:p text:style-name="P31">Les fréquences des allèles avantageux augmenteront au fil des générations (dans des </text:p>
      <text:p text:style-name="P31">conditions environnementales fixes) et inversement; concept <text:span text:style-name="T38">de</text:span>Darwin <text:span text:style-name="T38">au 19</text:span><text:span text:style-name="T45">e</text:span><text:span text:style-name="T38"> siecle</text:span>.</text:p>
      <text:p text:style-name="P31"/>
      <text:p text:style-name="P31">En effet, les <text:span text:style-name="T29">individus </text:span><text:span text:style-name="T46">au</text:span><text:span text:style-name="T29"> phénotype favorisé</text:span> auront un <text:span text:style-name="T25">meilleur taux de survie</text:span> et un <text:span text:style-name="T25">plus grand nombre de descendants</text:span> (<text:span text:style-name="T28">meilleure fertilité</text:span>) et pourront <text:span text:style-name="T47">éventuellement constituer une nouvelle espèce</text:span>.</text:p>
      <text:p text:style-name="P31"/>
      <text:p text:style-name="P32"><text:span text:style-name="T7">Ex :</text:span><text:span text:style-name="T48"> Le</text:span>s pinsons de Darwin, la phalène du bouleau...</text:p>
      <text:p text:style-name="P30"/>
      <text:p text:style-name="P35">2) La dérive génétique</text:p>
      <text:p text:style-name="P31"><text:span text:style-name="T41">Dérive génétique :</text:span> <text:span text:style-name="T27">variations aléatoires</text:span> de la <text:span text:style-name="T25">fréquence des allèles neutres</text:span> <text:span text:style-name="T27">dans une population ou une espèce</text:span>.</text:p>
      <text:p text:style-name="P31"/>
      <text:p text:style-name="P31"><text:span text:style-name="T49">La </text:span><text:span text:style-name="T50">dérive génétique</text:span> <text:span text:style-name="T49">c’est des </text:span><text:span text:style-name="T51">v</text:span><text:span text:style-name="T25">ariations imprévisibles</text:span> <text:span text:style-name="T49">et donc </text:span><text:span text:style-name="T25">forte</text:span><text:span text:style-name="T51">s</text:span><text:span text:style-name="T25"> dans les petites populations</text:span> isolées du reste de l’espèce. <text:span text:style-name="T49">Cela </text:span>peut conduire à la <text:span text:style-name="T29">disparition ou la fixation de certains allèles</text:span>. <text:span text:style-name="T49">Cela</text:span> génère une <text:span text:style-name="T27">diminution de la diversité génétique</text:span> et <text:span text:style-name="T25">contrebalance l’effet des mutations</text:span>.</text:p>
      <text:p text:style-name="P38"/>
      <text:p text:style-name="P42">La colonisation d’un milieu par un petit groupe isolé d’individus conduit à la formation rapide d’un ensemble génétiquement unique en raison de la dérive génétique et de l’effet fondateur (sélection au hasard d’un petit groupe avec un pool allélique donné). Cette population pourra, à long terme, évoluer en une nouvelle espèce.</text:p>
      <text:p text:style-name="P30"/>
      <text:p text:style-name="P30"/>
      <text:p text:style-name="P30"/>
      <text:p text:style-name="P34">III. La notion d’espèce</text:p>
      <text:p text:style-name="P35">1) Historique de la notion d’espèce</text:p>
      <text:p text:style-name="P31">L’espèce est un concept dont la <text:span text:style-name="T29">déf</text:span><text:span text:style-name="T52">inition</text:span><text:span text:style-name="T29"> fait l’objet de nombreux débats</text:span>, on compte jusqu’à 22 déf<text:span text:style-name="T49">initions </text:span>différentes. On parle donc de <text:span text:style-name="T36">concepts d’espèce</text:span> et ceux-ci ne peuvent s’appliquer de façon universelle.</text:p>
      <text:p text:style-name="P31"/>
      <text:p text:style-name="P43">Voici quelques exemples :</text:p>
      <text:p text:style-name="P44">mdr jsp ou sont les exemples y avait rien écris sur les diapos :P</text:p>
      <text:p text:style-name="P31"/>
      <text:p text:style-name="P35">2) Définir le concept d’espèce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yle_20_de_20_dessin_20_par_20_défaut" style:display-name="Style de dessin par défau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A4" style:display-name="Titre A4" style:family="paragraph" style:parent-style-name="A4">
      <style:paragraph-properties fo:hyphenation-ladder-count="no-limit" fo:hyphenation-keep="auto" loext:hyphenation-keep-type="column"/>
      <style:text-properties fo:font-size="43.5pt" style:font-size-asian="43.5pt" fo:hyphenate="false" loext:hyphenation-no-caps="false" loext:hyphenation-no-last-word="false" loext:hyphenation-word-char-count="no-limit" loext:hyphenation-zone="no-limit"/>
    </style:style>
    <style:style style:name="En-tête_20_A4" style:display-name="En-tête A4" style:family="paragraph" style:parent-style-name="A4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e_20_A4" style:display-name="Texte A4" style:family="paragraph" style:parent-style-name="A4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A0" style:display-name="Titre A0" style:family="paragraph" style:parent-style-name="A0">
      <style:paragraph-properties fo:hyphenation-ladder-count="no-limit" fo:hyphenation-keep="auto" loext:hyphenation-keep-type="column"/>
      <style:text-properties fo:font-size="95.5pt" style:font-size-asian="95.5pt" fo:hyphenate="false" loext:hyphenation-no-caps="false" loext:hyphenation-no-last-word="false" loext:hyphenation-word-char-count="no-limit" loext:hyphenation-zone="no-limit"/>
    </style:style>
    <style:style style:name="En-tête_20_A0" style:display-name="En-tête A0" style:family="paragraph" style:parent-style-name="A0">
      <style:paragraph-properties fo:hyphenation-ladder-count="no-limit" fo:hyphenation-keep="auto" loext:hyphenation-keep-type="column"/>
      <style:text-properties fo:font-size="71.5pt" style:font-size-asian="71.5pt" fo:hyphenate="false" loext:hyphenation-no-caps="false" loext:hyphenation-no-last-word="false" loext:hyphenation-word-char-count="no-limit" loext:hyphenation-zone="no-limit"/>
    </style:style>
    <style:style style:name="Texte_20_A0" style:display-name="Texte A0" style:family="paragraph" style:parent-style-name="A0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mage" style:family="paragraph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es" style:family="paragraph" style:parent-style-name="Image">
      <style:paragraph-properties fo:hyphenation-ladder-count="no-limit" fo:hyphenation-keep="auto" loext:hyphenation-keep-type="column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ein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ein_20_bleu" style:display-name="Plein bleu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vert" style:display-name="Plein vert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rouge" style:display-name="Plein roug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jaune" style:display-name="Plein jaun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ur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our_20_bleu" style:display-name="Contour bleu" style:family="paragraph" style:parent-style-name="Contour">
      <style:paragraph-properties fo:hyphenation-ladder-count="no-limit" fo:hyphenation-keep="auto" loext:hyphenation-keep-type="column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ur_20_vert" style:display-name="Contour vert" style:family="paragraph" style:parent-style-name="Contour">
      <style:paragraph-properties fo:hyphenation-ladder-count="no-limit" fo:hyphenation-keep="auto" loext:hyphenation-keep-type="column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ur_20_rouge" style:display-name="Contour rouge" style:family="paragraph" style:parent-style-name="Contour">
      <style:paragraph-properties fo:hyphenation-ladder-count="no-limit" fo:hyphenation-keep="auto" loext:hyphenation-keep-type="column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ur_20_jaune" style:display-name="Contour jaune" style:family="paragraph" style:parent-style-name="Contour">
      <style:paragraph-properties fo:hyphenation-ladder-count="no-limit" fo:hyphenation-keep="auto" loext:hyphenation-keep-type="column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gnes" style:family="paragraph" style:parent-style-name="Image">
      <style:paragraph-properties fo:hyphenation-ladder-count="no-limit" fo:hyphenation-keep="auto" loext:hyphenation-keep-type="column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ne_20_fléchée" style:display-name="Ligne fléchée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gne_20_en_20_pointillés" style:display-name="Ligne en pointillés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objekte" style:display-name="Diapositive de titre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" style:display-name="Diapositive de titre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s_20_d_27_arrière-plan" style:display-name="Objets d'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lan_20_6" style:display-name="Plan 6" style:family="paragraph" style:parent-style-name="Plan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7" style:display-name="Plan 7" style:family="paragraph" style:parent-style-name="Plan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8" style:display-name="Plan 8" style:family="paragraph" style:parent-style-name="Plan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9" style:display-name="Plan 9" style:family="paragraph" style:parent-style-name="Plan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Titel" style:display-name="Titre et contenu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objekte" style:display-name="Titre et contenu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" style:display-name="Titre et contenu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12121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121212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121212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01-15T16:49:00Z</meta:creation-date>
    <dc:date>2024-11-14T17:30:09.692785778</dc:date>
    <meta:editing-cycles>109</meta:editing-cycles>
    <meta:editing-duration>PT2H5M14S</meta:editing-duration>
    <meta:document-statistic meta:table-count="0" meta:image-count="0" meta:object-count="0" meta:page-count="5" meta:paragraph-count="78" meta:word-count="935" meta:character-count="5486" meta:non-whitespace-character-count="4627"/>
    <meta:template xlink:type="simple" xlink:actuate="onRequest" xlink:title="" xlink:href="../00.odt/Normal.dotm"/>
  </office:meta>
</office:document-meta>
</file>